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Inconsolata" svg:font-family="Inconsolata, Menlo, Consolas, monospace"/>
    <style:font-face style:name="Lato" svg:font-family="Lato, sans-serif, Aria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paragraph-properties fo:margin-left="0cm" fo:margin-right="0cm" fo:text-align="start" style:justify-single-word="false" fo:orphans="2" fo:widows="2" fo:text-indent="0cm" style:auto-text-indent="false"/>
      <style:text-properties fo:font-variant="normal" fo:text-transform="none" fo:color="#273b47" style:font-name="Lato" fo:font-size="18pt" fo:letter-spacing="normal" fo:font-style="normal" fo:font-weight="normal"/>
    </style:style>
    <style:style style:name="P2" style:family="paragraph" style:parent-style-name="Heading_20_2">
      <style:text-properties fo:font-variant="normal" fo:text-transform="none" fo:color="#273b47" style:font-name="Lato" fo:font-size="16.5pt" fo:letter-spacing="normal" fo:font-style="normal" fo:font-weight="normal"/>
    </style:style>
    <style:style style:name="P3" style:family="paragraph" style:parent-style-name="Heading_20_2">
      <style:paragraph-properties fo:margin-left="0cm" fo:margin-right="0cm" fo:text-align="start" style:justify-single-word="false" fo:orphans="2" fo:widows="2" fo:text-indent="0cm" style:auto-text-indent="false" fo:padding-left="0cm" fo:padding-right="0cm" fo:padding-top="0cm" fo:padding-bottom="0.049cm" fo:border-left="none" fo:border-right="none" fo:border-top="none" fo:border-bottom="0.06pt solid #d3d3d3"/>
      <style:text-properties fo:font-variant="normal" fo:text-transform="none" fo:color="#273b47" style:font-name="Lato" fo:font-size="16.5pt" fo:letter-spacing="normal" fo:font-style="normal" fo:font-weight="normal"/>
    </style:style>
    <style:style style:name="P4" style:family="paragraph" style:parent-style-name="Heading_20_3">
      <style:paragraph-properties fo:margin-left="0cm" fo:margin-right="0cm" fo:text-align="start" style:justify-single-word="false" fo:orphans="2" fo:widows="2" fo:text-indent="0cm" style:auto-text-indent="false"/>
      <style:text-properties fo:font-variant="normal" fo:text-transform="none" fo:color="#273b47" style:font-name="Lato" fo:font-size="15pt" fo:letter-spacing="normal" fo:font-style="normal" fo:font-weight="normal"/>
    </style:style>
    <style:style style:name="P5" style:family="paragraph" style:parent-style-name="Preformatted_20_Text">
      <loext:graphic-properties draw:fill="solid" draw:fill-color="#272822" draw:opacity="100%"/>
      <style:paragraph-properties fo:margin-left="0cm" fo:margin-right="0cm" fo:margin-top="0cm" fo:margin-bottom="0cm" loext:contextual-spacing="false" fo:line-height="125%" fo:text-align="start" style:justify-single-word="false" fo:orphans="2" fo:widows="2" fo:text-indent="0cm" style:auto-text-indent="false" fo:background-color="#272822" fo:padding="0cm" fo:border="none"/>
    </style:style>
    <style:style style:name="P6" style:family="paragraph" style:parent-style-name="Preformatted_20_Text">
      <loext:graphic-properties draw:fill="solid" draw:fill-color="#272822" draw:opacity="100%"/>
      <style:paragraph-properties fo:margin-top="0cm" fo:margin-bottom="0cm" loext:contextual-spacing="false" fo:line-height="125%" fo:text-align="start" style:justify-single-word="false" fo:orphans="2" fo:widows="2" fo:background-color="#272822" fo:padding="0cm" fo:border="none"/>
    </style:style>
    <style:style style:name="P7"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273b47" style:font-name="Lato" fo:font-size="15pt" fo:letter-spacing="normal" fo:font-style="normal" fo:font-weight="normal"/>
    </style:style>
    <style:style style:name="P8"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273b47" fo:letter-spacing="normal"/>
    </style:style>
    <style:style style:name="P9"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style>
    <style:style style:name="P10" style:family="paragraph" style:parent-style-name="Text_20_body" style:list-style-name="L1">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11" style:family="paragraph" style:parent-style-name="Text_20_body" style:list-style-name="L1">
      <style:paragraph-properties fo:margin-left="0cm" fo:margin-right="0cm" fo:text-align="start" style:justify-single-word="false" fo:orphans="2" fo:widows="2" fo:text-indent="0cm" style:auto-text-indent="false" fo:padding="0cm" fo:border="none"/>
    </style:style>
    <style:style style:name="P12" style:family="paragraph" style:parent-style-name="Text_20_body" style:list-style-name="L2">
      <style:paragraph-properties fo:margin-left="0cm" fo:margin-right="0cm" fo:text-align="start" style:justify-single-word="false" fo:orphans="2" fo:widows="2" fo:text-indent="0cm" style:auto-text-indent="false" fo:padding="0cm" fo:border="none"/>
    </style:style>
    <style:style style:name="P13" style:family="paragraph" style:parent-style-name="Text_20_body" style:list-style-name="L3">
      <style:paragraph-properties fo:margin-left="0cm" fo:margin-right="0cm" fo:text-align="start" style:justify-single-word="false" fo:orphans="2" fo:widows="2" fo:text-indent="0cm" style:auto-text-indent="false" fo:padding="0cm" fo:border="none"/>
    </style:style>
    <style:style style:name="P14" style:family="paragraph" style:parent-style-name="Text_20_body" style:list-style-name="L4">
      <style:paragraph-properties fo:margin-left="0cm" fo:margin-right="0cm" fo:text-align="start" style:justify-single-word="false" fo:orphans="2" fo:widows="2" fo:text-indent="0cm" style:auto-text-indent="false" fo:padding="0cm" fo:border="none"/>
    </style:style>
    <style:style style:name="P15" style:family="paragraph" style:parent-style-name="Text_20_body" style:list-style-name="L5">
      <style:paragraph-properties fo:margin-left="0cm" fo:margin-right="0cm" fo:text-align="start" style:justify-single-word="false" fo:orphans="2" fo:widows="2" fo:text-indent="0cm" style:auto-text-indent="false" fo:padding="0cm" fo:border="none"/>
    </style:style>
    <style:style style:name="P16" style:family="paragraph" style:parent-style-name="Text_20_body" style:list-style-name="L6">
      <style:paragraph-properties fo:margin-left="0cm" fo:margin-right="0cm" fo:text-align="start" style:justify-single-word="false" fo:orphans="2" fo:widows="2" fo:text-indent="0cm" style:auto-text-indent="false" fo:padding="0cm" fo:border="none"/>
    </style:style>
    <style:style style:name="P17" style:family="paragraph" style:parent-style-name="Text_20_body" style:list-style-name="L7">
      <style:paragraph-properties fo:margin-left="0cm" fo:margin-right="0cm" fo:text-align="start" style:justify-single-word="false" fo:orphans="2" fo:widows="2" fo:text-indent="0cm" style:auto-text-indent="false" fo:padding="0cm" fo:border="none"/>
    </style:style>
    <style:style style:name="T1" style:family="text">
      <style:text-properties style:font-name="Lato" fo:font-size="15pt" fo:font-style="normal" fo:font-weight="normal"/>
    </style:style>
    <style:style style:name="T2" style:family="text">
      <style:text-properties fo:font-variant="normal" fo:text-transform="none" fo:color="#273b47" style:font-name="Lato" fo:font-size="15pt" fo:letter-spacing="normal" fo:font-style="normal" fo:font-weight="normal"/>
    </style:style>
    <style:style style:name="T3" style:family="text">
      <style:text-properties fo:font-variant="normal" fo:text-transform="none" fo:color="#0791e6" style:text-line-through-style="none" style:text-line-through-type="none" style:font-name="Lato" fo:font-size="15pt" fo:letter-spacing="normal" fo:font-style="normal" style:text-underline-style="none" fo:font-weight="normal" style:text-blinking="false" loext:padding="0cm" loext:border="none"/>
    </style:style>
    <style:style style:name="T4" style:family="text">
      <style:text-properties fo:font-variant="normal" fo:text-transform="none" fo:color="#f92672" style:font-name="Inconsolata" fo:font-size="12pt" fo:letter-spacing="normal" fo:font-style="normal" fo:font-weight="bold"/>
    </style:style>
    <style:style style:name="T5" style:family="text">
      <style:text-properties fo:font-variant="normal" fo:text-transform="none" fo:color="#dddddd" style:font-name="Inconsolata" fo:font-size="12pt" fo:letter-spacing="normal" fo:font-style="normal" fo:font-weight="normal"/>
    </style:style>
    <style:style style:name="T6" style:family="text">
      <style:text-properties fo:font-variant="normal" fo:text-transform="none" fo:color="#dddddd" fo:letter-spacing="normal"/>
    </style:style>
    <style:style style:name="T7" style:family="text">
      <style:text-properties fo:font-variant="normal" fo:text-transform="none" fo:color="#bf79db" style:font-name="Inconsolata" fo:font-size="12pt" fo:letter-spacing="normal" fo:font-style="normal" fo:font-weight="normal"/>
    </style:style>
    <style:style style:name="T8" style:family="text">
      <style:text-properties fo:font-variant="normal" fo:text-transform="none" fo:color="#a6e22e" style:font-name="Inconsolata" fo:font-size="12pt" fo:letter-spacing="normal" fo:font-style="normal" fo:font-weight="normal"/>
    </style:style>
    <style:style style:name="T9" style:family="text">
      <style:text-properties fo:font-variant="normal" fo:text-transform="none" fo:color="#a6e22e" style:font-name="Inconsolata" fo:font-size="12pt" fo:letter-spacing="normal" fo:font-style="normal" fo:font-weight="bold"/>
    </style:style>
    <style:style style:name="T10" style:family="text">
      <style:text-properties fo:font-variant="normal" fo:text-transform="none" fo:color="#75715e" style:font-name="Inconsolata" fo:font-size="12pt" fo:letter-spacing="normal" fo:font-style="normal" fo:font-weight="normal"/>
    </style:style>
    <style:style style:name="T11" style:family="text">
      <style:text-properties fo:font-variant="normal" fo:text-transform="none" fo:color="#ffffff" style:font-name="Inconsolata" fo:font-size="12pt" fo:letter-spacing="normal" fo:font-style="normal" fo:font-weight="bold"/>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2">¿Qué es Python?</text:h>
      <text:p text:style-name="P9"><text:span text:style-name="T2">Python es un lenguaje de programación creado por </text:span><text:a xlink:type="simple" xlink:href="http://en.wikipedia.org/wiki/Guido_van_Rossum" office:target-frame-name="_blank" xlink:show="new" text:style-name="Internet_20_link" text:visited-style-name="Visited_20_Internet_20_Link"><text:span text:style-name="T3">Guido Van Rossum</text:span></text:a><text:span text:style-name="T2">, con una sintaxis muy limpia, ideado para enseñar a la gente a programar bien. Se trata de un lenguaje interpretado o de </text:span><text:span text:style-name="Emphasis"><text:span text:style-name="T2">script</text:span></text:span><text:span text:style-name="T2">.</text:span></text:p>
      <text:h text:style-name="P3" text:outline-level="2">Ventajas:</text:h>
      <text:list xml:id="list228871635" text:style-name="L1">
        <text:list-item>
          <text:p text:style-name="P10"><text:span text:style-name="Strong_20_Emphasis"><text:span text:style-name="T2">Legible</text:span></text:span><text:span text:style-name="T2">: sintaxis intuitiva y estricta.</text:span></text:p>
        </text:list-item>
        <text:list-item>
          <text:p text:style-name="P10"><text:span text:style-name="Strong_20_Emphasis"><text:span text:style-name="T2">Productivo</text:span></text:span><text:span text:style-name="T2">: ahorra mucho código.</text:span></text:p>
        </text:list-item>
        <text:list-item>
          <text:p text:style-name="P10"><text:span text:style-name="Strong_20_Emphasis"><text:span text:style-name="T2">Portable</text:span></text:span><text:span text:style-name="T2">: para todo sistema operativo.</text:span></text:p>
        </text:list-item>
        <text:list-item>
          <text:p text:style-name="P11"><text:span text:style-name="Strong_20_Emphasis"><text:span text:style-name="T2">Recargado</text:span></text:span><text:span text:style-name="T2">: viene con muchas librerías por defecto.</text:span></text:p>
        </text:list-item>
      </text:list>
      <text:p text:style-name="P9"><text:span text:style-name="T2">Editor recomendado: </text:span><text:a xlink:type="simple" xlink:href="https://atom.io/" office:target-frame-name="_blank" xlink:show="new" text:style-name="Internet_20_link" text:visited-style-name="Visited_20_Internet_20_Link"><text:span text:style-name="Emphasis"><text:span text:style-name="T3">Atom</text:span></text:span></text:a><text:span text:style-name="T2"> o </text:span><text:a xlink:type="simple" xlink:href="https://www.sublimetext.com/" office:target-frame-name="_blank" xlink:show="new" text:style-name="Internet_20_link" text:visited-style-name="Visited_20_Internet_20_Link"><text:span text:style-name="Emphasis"><text:span text:style-name="T3">Sublime Text</text:span></text:span></text:a><text:span text:style-name="T2">.</text:span></text:p>
      <text:h text:style-name="P3" text:outline-level="2">Instalación</text:h>
      <text:p text:style-name="P9"><text:span text:style-name="T2">Existen dos versiones de Python que tienen gran uso actualmente, </text:span><text:span text:style-name="Emphasis"><text:span text:style-name="T2">Python 2.x</text:span></text:span><text:span text:style-name="T2"> y </text:span><text:span text:style-name="Emphasis"><text:span text:style-name="T2">Python 3.x</text:span></text:span><text:span text:style-name="T2">, para este curso puedes utilizar cualquiera de las dos, </text:span><text:span text:style-name="Strong_20_Emphasis"><text:span text:style-name="T2">pero te recomendamos usar una versión 2.x</text:span></text:span></text:p>
      <text:p text:style-name="P7">Para instalar Python solo debes seguir los pasos dependiendo del sistema operativo que tengas instalado.</text:p>
      <text:h text:style-name="P4" text:outline-level="3">Windows</text:h>
      <text:p text:style-name="P9"><text:span text:style-name="T2">Para instalarlo en Windows, debemos ir a </text:span><text:a xlink:type="simple" xlink:href="https://www.python.org/downloads/release/python-2716/" office:target-frame-name="_blank" xlink:show="new" text:style-name="Internet_20_link" text:visited-style-name="Visited_20_Internet_20_Link"><text:span text:style-name="T3">https://www.python.org/downloads/release/python-2716/</text:span></text:a><text:span text:style-name="T2"> el sitio reconocerá el sistema operativo y te dará las opciones para descargar.</text:span></text:p>
      <text:p text:style-name="P7">Ejecuta el archivo que descargaste y sigue los pasos de instalación. Al finalizar vas a poder utilizar Python en tu computador y estás listo para continuar con el curso.</text:p>
      <text:h text:style-name="P4" text:outline-level="3">MacOS</text:h>
      <text:p text:style-name="P9"><text:span text:style-name="T2">La forma sencilla es tener instalado </text:span><text:a xlink:type="simple" xlink:href="https://brew.sh/" office:target-frame-name="_blank" xlink:show="new" text:style-name="Internet_20_link" text:visited-style-name="Visited_20_Internet_20_Link"><text:span text:style-name="T3">homebrew</text:span></text:a><text:span text:style-name="T2"> y usar el comando:</text:span></text:p>
      <text:p text:style-name="P9"><text:span text:style-name="Strong_20_Emphasis"><text:span text:style-name="T2">Para instalar la Versión 2.7</text:span></text:span></text:p>
      <text:p text:style-name="P5"><text:soft-page-break/><text:span text:style-name="Source_20_Text"><text:span text:style-name="T4">brew install </text:span></text:span><text:span text:style-name="Source_20_Text"><text:span text:style-name="T5">python</text:span></text:span></text:p>
      <text:p text:style-name="P9"><text:span text:style-name="Strong_20_Emphasis"><text:span text:style-name="T2">Para instalar la Versión 3.x</text:span></text:span></text:p>
      <text:p text:style-name="P5"><text:span text:style-name="Source_20_Text"><text:span text:style-name="T4">brew install </text:span></text:span><text:span text:style-name="Source_20_Text"><text:span text:style-name="T5">python3</text:span></text:span></text:p>
      <text:h text:style-name="P4" text:outline-level="3">Linux</text:h>
      <text:p text:style-name="P7">Generalmente Linux ya lo trae instalado, para comprobarlo puedes ejecutar en la terminal el comando</text:p>
      <text:p text:style-name="P9"><text:span text:style-name="Strong_20_Emphasis"><text:span text:style-name="T2">Versión 2.7</text:span></text:span></text:p>
      <text:p text:style-name="P5"><text:span text:style-name="Source_20_Text"><text:span text:style-name="T4">python</text:span></text:span><text:span text:style-name="Source_20_Text"><text:span text:style-name="T5"> -v</text:span></text:span></text:p>
      <text:p text:style-name="P9"><text:span text:style-name="Strong_20_Emphasis"><text:span text:style-name="T2">Versión 3.x</text:span></text:span></text:p>
      <text:p text:style-name="P5"><text:span text:style-name="Source_20_Text"><text:span text:style-name="T5">pytho</text:span></text:span><text:span text:style-name="Source_20_Text"><text:span text:style-name="T7">n3</text:span></text:span><text:span text:style-name="Source_20_Text"><text:span text:style-name="T5"> -v</text:span></text:span></text:p>
      <text:p text:style-name="P7">Si el comando arroja un error quiere decir que no lo tienes instalado, en ese caso los pasos para instalarlo cambian un poco de acuerdo con la distribución de linux que estés usando. Generalmente el gestor de paquetes de la distribución de Linux tiene el paquete de Python</text:p>
      <text:p text:style-name="P9"><text:span text:style-name="Strong_20_Emphasis"><text:span text:style-name="T2">Si eres usuario de Ubuntu o Debian por ejemplo puedes usar este comando para instalar la versión 3.1:</text:span></text:span></text:p>
      <text:p text:style-name="P5"><text:span text:style-name="Source_20_Text"><text:span text:style-name="T5">$ sudo apt-</text:span></text:span><text:span text:style-name="Source_20_Text"><text:span text:style-name="T8">get</text:span></text:span><text:span text:style-name="Source_20_Text"><text:span text:style-name="T5"> install </text:span></text:span><text:span text:style-name="Source_20_Text"><text:span text:style-name="T4">python3</text:span></text:span><text:span text:style-name="Source_20_Text"><text:span text:style-name="T5">.1</text:span></text:span></text:p>
      <text:p text:style-name="P6"/>
      <text:p text:style-name="P9"><text:span text:style-name="Strong_20_Emphasis"><text:span text:style-name="T2">Si eres usuario de Red Hat o Centos por ejemplo puedes usar este comando para instalar python</text:span></text:span></text:p>
      <text:p text:style-name="P5"><text:span text:style-name="Source_20_Text"><text:span text:style-name="T5">$ sudo yum </text:span></text:span><text:span text:style-name="Source_20_Text"><text:span text:style-name="T4">install</text:span></text:span><text:span text:style-name="Source_20_Text"><text:span text:style-name="T5"> python</text:span></text:span></text:p>
      <text:p text:style-name="P6"/>
      <text:p text:style-name="P7">Si usas otra distribución o no has podido instalar python en tu sistema Linux dejame un comentario y vemos tu caso específico.</text:p>
      <text:p text:style-name="P9"><text:span text:style-name="T2">Si eres usuario habitual de linux también puedes </text:span><text:a xlink:type="simple" xlink:href="https://www.python.org/downloads/source/" office:target-frame-name="_blank" xlink:show="new" text:style-name="Internet_20_link" text:visited-style-name="Visited_20_Internet_20_Link"><text:span text:style-name="T3">descargar los archivos</text:span></text:a><text:span text:style-name="T2"> para instalarlo manualmente.</text:span></text:p>
      <text:h text:style-name="P3" text:outline-level="2">Antes de empezar:</text:h>
      <text:p text:style-name="P7">Para usar Python debemos tener un editor de texto abierto y una terminal o cmd (línea de comandos en Windows) como administrador.</text:p>
      <text:p text:style-name="P7">No le tengas miedo a la consola, la consola es tu amiga.</text:p>
      <text:p text:style-name="P7"><text:soft-page-break/>Para ejecutar Python abres la terminal y escribes:</text:p>
      <text:p text:style-name="P5"><text:span text:style-name="Source_20_Text"><text:span text:style-name="T6"><text:s/></text:span></text:span><text:span text:style-name="Source_20_Text"><text:span text:style-name="T8">$ </text:span></text:span><text:span text:style-name="Source_20_Text"><text:span text:style-name="T5">python</text:span></text:span></text:p>
      <text:p text:style-name="P6"/>
      <text:p text:style-name="P9"><text:span text:style-name="T2">Te abrirá una consola de Python, lo notarás porque el </text:span><text:span text:style-name="Emphasis"><text:span text:style-name="T2">prompt</text:span></text:span><text:span text:style-name="T2"> cambia y ahora te muestra tres simbolos de mayor que “ &gt;&gt;&gt; “ y el puntero adelante indicando que puedes empezar a ingresar comandos de python.</text:span></text:p>
      <text:p text:style-name="P5"><text:span text:style-name="Source_20_Text"><text:span text:style-name="T6"><text:s/></text:span></text:span><text:span text:style-name="Source_20_Text"><text:span text:style-name="T10">&gt;&gt;&gt; </text:span></text:span></text:p>
      <text:p text:style-name="P7">En éste modo puedes usar todos los comandos de Python o escribir código directamente.</text:p>
      <text:p text:style-name="P9"><text:span text:style-name="T2">*Si deseas ejecutar código de un archivo sólo debes guardarlo con </text:span><text:a xlink:type="simple" xlink:href="http://extension.py/" office:target-frame-name="_blank" xlink:show="new" text:style-name="Internet_20_link" text:visited-style-name="Visited_20_Internet_20_Link"><text:span text:style-name="T3">extension.py</text:span></text:a><text:span text:style-name="T2"> y luego ejecutar en la terminal:</text:span></text:p>
      <text:p text:style-name="P5"><text:span text:style-name="Source_20_Text"><text:span text:style-name="T6"><text:s/></text:span></text:span><text:span text:style-name="Source_20_Text"><text:span text:style-name="T5">$ python archivo.py</text:span></text:span></text:p>
      <text:p text:style-name="P7">Ten en cuenta que para ejecutar el archivo con extensión “.py” debes estar ubicado en el directorio donde tienes guardado el archivo.</text:p>
      <text:p text:style-name="P9"><text:span text:style-name="T2">Cuando usamos Python debemos atender ciertas reglas de la comunidad para definir su estructura. Las encuentras en el libro </text:span><text:a xlink:type="simple" xlink:href="https://www.python.org/dev/peps/pep-0008/" office:target-frame-name="_blank" xlink:show="new" text:style-name="Internet_20_link" text:visited-style-name="Visited_20_Internet_20_Link"><text:span text:style-name="T3">PEP8</text:span></text:a><text:span text:style-name="T2">.</text:span></text:p>
      <text:h text:style-name="P1" text:outline-level="1">Tipos de datos en Python</text:h>
      <text:list xml:id="list346739286" text:style-name="L2">
        <text:list-item>
          <text:p text:style-name="P12"><text:span text:style-name="Strong_20_Emphasis"><text:span text:style-name="T2">Enteros (int)</text:span></text:span><text:span text:style-name="T2">: en este grupo están todos los números, enteros y </text:span><text:span text:style-name="Emphasis"><text:span text:style-name="T2">long:</text:span></text:span></text:p>
        </text:list-item>
      </text:list>
      <text:p text:style-name="P9"><text:span text:style-name="Emphasis"><text:span text:style-name="T2">ejemplo: 1, 2, 3, 2121, 2192, -123</text:span></text:span></text:p>
      <text:list xml:id="list2924160408" text:style-name="L3">
        <text:list-item>
          <text:p text:style-name="P13"><text:span text:style-name="Strong_20_Emphasis"><text:span text:style-name="T2">Booleanos (bool):</text:span></text:span><text:span text:style-name="T2"> Son los valores falso o verdadero, compatibles con todas las operaciones booleanas ( and, not, or ):</text:span></text:p>
        </text:list-item>
      </text:list>
      <text:p text:style-name="P9"><text:span text:style-name="Emphasis"><text:span text:style-name="T2">ejemplo: True, False</text:span></text:span></text:p>
      <text:list xml:id="list1177131133" text:style-name="L4">
        <text:list-item>
          <text:p text:style-name="P14"><text:span text:style-name="Strong_20_Emphasis"><text:span text:style-name="T2">Cadenas (str):</text:span></text:span><text:span text:style-name="T2"> Son una cadena de texto :</text:span></text:p>
        </text:list-item>
      </text:list>
      <text:p text:style-name="P9"><text:span text:style-name="Emphasis"><text:span text:style-name="T2">ejemplos: “Hola”, “¿Cómo estas?”</text:span></text:span></text:p>
      <text:list xml:id="list4083706693" text:style-name="L5">
        <text:list-item>
          <text:p text:style-name="P15"><text:span text:style-name="Strong_20_Emphasis"><text:span text:style-name="T2">Listas:</text:span></text:span><text:span text:style-name="T2"> Son un grupo o array de datos, puede contener cualquiera de los datos anteriores:</text:span></text:p>
        </text:list-item>
      </text:list>
      <text:p text:style-name="P9"><text:span text:style-name="Emphasis"><text:span text:style-name="T2">ejemplos: [1,2,3, ”hola” , [1,2,3] ], [1,“Hola”,True ]</text:span></text:span></text:p>
      <text:list xml:id="list94405819" text:style-name="L6">
        <text:list-item>
          <text:p text:style-name="P16"><text:soft-page-break/><text:span text:style-name="Strong_20_Emphasis"><text:span text:style-name="T2">Diccionarios:</text:span></text:span><text:span text:style-name="T2"> Son un grupo de datos que se acceden a partir de una clave:</text:span></text:p>
        </text:list-item>
      </text:list>
      <text:p text:style-name="P9"><text:span text:style-name="Emphasis"><text:span text:style-name="T2">ejemplo: {“clave”:”valor”}, {“nombre”:”Fernando”}</text:span></text:span></text:p>
      <text:list xml:id="list3090345638" text:style-name="L7">
        <text:list-item>
          <text:p text:style-name="P17"><text:span text:style-name="Strong_20_Emphasis"><text:span text:style-name="T2">Tuplas:</text:span></text:span><text:span text:style-name="T2"> también son un grupo de datos igual que una lista con la diferencia que una tupla después de creada no se puede modificar.</text:span></text:p>
        </text:list-item>
      </text:list>
      <text:p text:style-name="P9"><text:span text:style-name="Emphasis"><text:span text:style-name="T2">ejemplos: (1,2,3, ”hola” , (1,2,3) ), (1,“Hola”,True) (Pero jamás podremos cambiar los elementos dentro de esa Tupla)</text:span></text:span></text:p>
      <text:p text:style-name="P9"><text:span text:style-name="T2">En Python trabajas con </text:span><text:span text:style-name="Strong_20_Emphasis"><text:span text:style-name="T2">módulos</text:span></text:span><text:span text:style-name="T2"> y </text:span><text:span text:style-name="Strong_20_Emphasis"><text:span text:style-name="T2">ficheros</text:span></text:span><text:span text:style-name="T2"> que usas para importar las librerías.</text:span></text:p>
      <text:h text:style-name="P3" text:outline-level="2">Funciones</text:h>
      <text:p text:style-name="P9"><text:span text:style-name="T2">Las funciones las defines con </text:span><text:span text:style-name="Strong_20_Emphasis"><text:span text:style-name="T2">def</text:span></text:span><text:span text:style-name="T2"> junto a un nombre y unos paréntesis que reciben los parámetros a usar. Terminas con dos puntos.</text:span></text:p>
      <text:p text:style-name="P9"><text:span text:style-name="Strong_20_Emphasis"><text:span text:style-name="T2">def</text:span></text:span><text:span text:style-name="T2"> nombre_de_la_función(</text:span><text:span text:style-name="Strong_20_Emphasis"><text:span text:style-name="T2">parametros</text:span></text:span><text:span text:style-name="T2">):</text:span></text:p>
      <text:p text:style-name="P7">Después por indentación colocas los datos que se ejecutarán desde la función:</text:p>
      <text:p text:style-name="P5"><text:span text:style-name="Source_20_Text"><text:span text:style-name="T6"><text:s/></text:span></text:span><text:span text:style-name="Source_20_Text"><text:span text:style-name="T5">&gt;&gt;&gt; </text:span></text:span><text:span text:style-name="Source_20_Text"><text:span text:style-name="T4">def</text:span></text:span><text:span text:style-name="Source_20_Text"><text:span text:style-name="T5"> </text:span></text:span><text:span text:style-name="Source_20_Text"><text:span text:style-name="T9">my_first_function</text:span></text:span><text:span text:style-name="Source_20_Text"><text:span text:style-name="T5">():</text:span></text:span></text:p>
      <text:p text:style-name="P5"><text:span text:style-name="Source_20_Text"><text:span text:style-name="T6"><text:s/></text:span></text:span><text:span text:style-name="Source_20_Text"><text:span text:style-name="T5">... <text:s text:c="3"/></text:span></text:span><text:span text:style-name="Source_20_Text"><text:span text:style-name="T4">return</text:span></text:span><text:span text:style-name="Source_20_Text"><text:span text:style-name="T5"> “Hello World!” </text:span></text:span></text:p>
      <text:p text:style-name="P6"><text:span text:style-name="Source_20_Text"><text:span text:style-name="T6"><text:s/></text:span></text:span><text:span text:style-name="Source_20_Text"><text:span text:style-name="T5">... <text:s text:c="3"/></text:span></text:span></text:p>
      <text:p text:style-name="P6"><text:span text:style-name="Source_20_Text"><text:span text:style-name="T6"><text:s/></text:span></text:span><text:span text:style-name="Source_20_Text"><text:span text:style-name="T5">&gt;&gt;&gt; my_first_function()</text:span></text:span></text:p>
      <text:p text:style-name="P7">Hello World!</text:p>
      <text:h text:style-name="P3" text:outline-level="2">Variables</text:h>
      <text:p text:style-name="P7">Las variables, a diferencia de los demás lenguajes de programación, no debes definirlas, ni tampoco su tipo de dato, ya que al momento de iterarlas se identificará su tipo. Recuerda que en Python todo es un objeto.</text:p>
      <text:p text:style-name="P5"><text:span text:style-name="Source_20_Text"><text:span text:style-name="T6"><text:s/></text:span></text:span><text:span text:style-name="Source_20_Text"><text:span text:style-name="T5">A = 3 </text:span></text:span></text:p>
      <text:p text:style-name="P6"><text:span text:style-name="Source_20_Text"><text:span text:style-name="T6"><text:s/></text:span></text:span><text:span text:style-name="Source_20_Text"><text:span text:style-name="T5">B = A</text:span></text:span></text:p>
      <text:h text:style-name="P3" text:outline-level="2"><text:soft-page-break/>Listas</text:h>
      <text:p text:style-name="P7">Las listas las declaras con corchetes. Estas pueden tener una lista dentro o cualquier tipo de dato.</text:p>
      <text:p text:style-name="P5"><text:span text:style-name="Source_20_Text"><text:span text:style-name="T6"><text:s/></text:span></text:span><text:span text:style-name="Source_20_Text"><text:span text:style-name="T5">&gt;&gt;&gt; L = [22, </text:span></text:span><text:span text:style-name="Source_20_Text"><text:span text:style-name="T4">True</text:span></text:span><text:span text:style-name="Source_20_Text"><text:span text:style-name="T5">, ”una lista”, [1, 2]] </text:span></text:span></text:p>
      <text:p text:style-name="P5"><text:span text:style-name="Source_20_Text"><text:span text:style-name="T6"><text:s/></text:span></text:span><text:span text:style-name="Source_20_Text"><text:span text:style-name="T5">&gt;&gt;&gt; L[0] </text:span></text:span></text:p>
      <text:p text:style-name="P5"><text:span text:style-name="Source_20_Text"><text:span text:style-name="T6"><text:s/></text:span></text:span><text:span text:style-name="Source_20_Text"><text:span text:style-name="T5">22</text:span></text:span></text:p>
      <text:h text:style-name="P3" text:outline-level="2">Tuplas</text:h>
      <text:p text:style-name="P7">Las tuplas se declaran con paréntesis, recuerda que no puedes editar los datos de una tupla después de que la has creado.</text:p>
      <text:p text:style-name="P5"><text:span text:style-name="Source_20_Text"><text:span text:style-name="T6"><text:s/></text:span></text:span><text:span text:style-name="Source_20_Text"><text:span text:style-name="T5">&gt;&gt;&gt; T = (22, </text:span></text:span><text:span text:style-name="Source_20_Text"><text:span text:style-name="T4">True</text:span></text:span><text:span text:style-name="Source_20_Text"><text:span text:style-name="T5">, </text:span></text:span><text:span text:style-name="Source_20_Text"><text:span text:style-name="T8">"una tupla"</text:span></text:span><text:span text:style-name="Source_20_Text"><text:span text:style-name="T5">, (1, 2)) </text:span></text:span></text:p>
      <text:p text:style-name="P5"><text:span text:style-name="Source_20_Text"><text:span text:style-name="T6"><text:s/></text:span></text:span><text:span text:style-name="Source_20_Text"><text:span text:style-name="T5">&gt;&gt;&gt; T[0] </text:span></text:span></text:p>
      <text:p text:style-name="P5"><text:span text:style-name="Source_20_Text"><text:span text:style-name="T6"><text:s/></text:span></text:span><text:span text:style-name="Source_20_Text"><text:span text:style-name="T5">22</text:span></text:span></text:p>
      <text:h text:style-name="P3" text:outline-level="2">Diccionarios</text:h>
      <text:p text:style-name="P7">En los diccionarios tienes un grupo de datos con un formato: la primera cadena o número será la clave para acceder al segundo dato, el segundo dato será el dato al cual accederás con la llave. Recuerda que los diccionarios son listas de llave:valor.</text:p>
      <text:p text:style-name="P5"><text:span text:style-name="Source_20_Text"><text:span text:style-name="T6"><text:s/></text:span></text:span><text:span text:style-name="Source_20_Text"><text:span text:style-name="T5">&gt;&gt;&gt; D = {</text:span></text:span><text:span text:style-name="Source_20_Text"><text:span text:style-name="T8">"Kill Bill"</text:span></text:span><text:span text:style-name="Source_20_Text"><text:span text:style-name="T5">: </text:span></text:span><text:span text:style-name="Source_20_Text"><text:span text:style-name="T8">"Tamarino"</text:span></text:span><text:span text:style-name="Source_20_Text"><text:span text:style-name="T5">, </text:span></text:span><text:span text:style-name="Source_20_Text"><text:span text:style-name="T8">"Amelie"</text:span></text:span><text:span text:style-name="Source_20_Text"><text:span text:style-name="T5">: </text:span></text:span><text:span text:style-name="Source_20_Text"><text:span text:style-name="T8">"Jean-Pierre Jeunet"</text:span></text:span><text:span text:style-name="Source_20_Text"><text:span text:style-name="T5">} </text:span></text:span></text:p>
      <text:p text:style-name="P5"><text:span text:style-name="Source_20_Text"><text:span text:style-name="T6"><text:s/></text:span></text:span><text:span text:style-name="Source_20_Text"><text:span text:style-name="T5">&gt;&gt;&gt; D[</text:span></text:span><text:span text:style-name="Source_20_Text"><text:span text:style-name="T8">"Kill Bill"</text:span></text:span><text:span text:style-name="Source_20_Text"><text:span text:style-name="T5">]</text:span></text:span></text:p>
      <text:p text:style-name="P5"><text:span text:style-name="Source_20_Text"><text:span text:style-name="T6"><text:s/></text:span></text:span><text:span text:style-name="Source_20_Text"><text:span text:style-name="T8">"Tamarino"</text:span></text:span></text:p>
      <text:h text:style-name="P3" text:outline-level="2">Conversiones</text:h>
      <text:p text:style-name="P7">De flotante a entero:</text:p>
      <text:p text:style-name="P5"><text:span text:style-name="Source_20_Text"><text:span text:style-name="T6"><text:s/></text:span></text:span><text:span text:style-name="Source_20_Text"><text:span text:style-name="T5">&gt;&gt;&gt; int(4.3)</text:span></text:span></text:p>
      <text:p text:style-name="P5"><text:span text:style-name="Source_20_Text"><text:span text:style-name="T6"><text:s/></text:span></text:span><text:span text:style-name="Source_20_Text"><text:span text:style-name="T5">4</text:span></text:span></text:p>
      <text:p text:style-name="P7">De entero a flotante:</text:p>
      <text:p text:style-name="P5"><text:span text:style-name="Source_20_Text"><text:span text:style-name="T6"><text:s/></text:span></text:span><text:span text:style-name="Source_20_Text"><text:span text:style-name="T5">&gt;&gt;&gt; float(4) </text:span></text:span></text:p>
      <text:p text:style-name="P5"><text:span text:style-name="Source_20_Text"><text:span text:style-name="T6"><text:s/></text:span></text:span><text:span text:style-name="Source_20_Text"><text:span text:style-name="T5">4.0</text:span></text:span></text:p>
      <text:p text:style-name="P7">De entero a string:</text:p>
      <text:p text:style-name="P5"><text:span text:style-name="Source_20_Text"><text:span text:style-name="T6"><text:s/></text:span></text:span><text:span text:style-name="Source_20_Text"><text:span text:style-name="T5">&gt;&gt;&gt; str(4.3) </text:span></text:span></text:p>
      <text:p text:style-name="P5"><text:span text:style-name="Source_20_Text"><text:span text:style-name="T6"><text:s/></text:span></text:span><text:span text:style-name="Source_20_Text"><text:span text:style-name="T8">"4.3"</text:span></text:span></text:p>
      <text:p text:style-name="P7"><text:soft-page-break/>De tupla a lista:</text:p>
      <text:p text:style-name="P5"><text:span text:style-name="Source_20_Text"><text:span text:style-name="T6"><text:s/></text:span></text:span><text:span text:style-name="Source_20_Text"><text:span text:style-name="T5">&gt;&gt;&gt; list((4, 5, 2)) </text:span></text:span></text:p>
      <text:p text:style-name="P5"><text:span text:style-name="Source_20_Text"><text:span text:style-name="T6"><text:s/></text:span></text:span><text:span text:style-name="Source_20_Text"><text:span text:style-name="T5">[4, 5, 2]</text:span></text:span></text:p>
      <text:h text:style-name="P1" text:outline-level="1">Operadores Comunes</text:h>
      <text:p text:style-name="P7">Longitud de una cadena, lista, tupla, etc.:</text:p>
      <text:p text:style-name="P5"><text:span text:style-name="Source_20_Text"><text:span text:style-name="T6"><text:s/></text:span></text:span><text:span text:style-name="Source_20_Text"><text:span text:style-name="T5">&gt;&gt;&gt; len(</text:span></text:span><text:span text:style-name="Source_20_Text"><text:span text:style-name="T8">"key"</text:span></text:span><text:span text:style-name="Source_20_Text"><text:span text:style-name="T5">) </text:span></text:span></text:p>
      <text:p text:style-name="P5"><text:span text:style-name="Source_20_Text"><text:span text:style-name="T6"><text:s/></text:span></text:span><text:span text:style-name="Source_20_Text"><text:span text:style-name="T5">3</text:span></text:span></text:p>
      <text:p text:style-name="P7">Tipo de dato:</text:p>
      <text:p text:style-name="P5"><text:span text:style-name="Source_20_Text"><text:span text:style-name="T6"><text:s/></text:span></text:span><text:span text:style-name="Source_20_Text"><text:span text:style-name="T5">&gt;&gt;&gt; type(4) </text:span></text:span></text:p>
      <text:p text:style-name="P6"><text:span text:style-name="Source_20_Text"><text:span text:style-name="T6"><text:s/></text:span></text:span><text:span text:style-name="Source_20_Text"><text:span text:style-name="T5">&lt; type int &gt;</text:span></text:span></text:p>
      <text:p text:style-name="P7">Aplicar una conversión a un conjunto como una lista:</text:p>
      <text:p text:style-name="P5"><text:span text:style-name="Source_20_Text"><text:span text:style-name="T6"><text:s/></text:span></text:span><text:span text:style-name="Source_20_Text"><text:span text:style-name="T5">&gt;&gt;&gt; map(str, [1, 2, 3, 4])</text:span></text:span></text:p>
      <text:p text:style-name="P5"><text:span text:style-name="Source_20_Text"><text:span text:style-name="T6"><text:s/></text:span></text:span><text:span text:style-name="Source_20_Text"><text:span text:style-name="T5">[</text:span></text:span><text:span text:style-name="Source_20_Text"><text:span text:style-name="T8">'1'</text:span></text:span><text:span text:style-name="Source_20_Text"><text:span text:style-name="T5">, </text:span></text:span><text:span text:style-name="Source_20_Text"><text:span text:style-name="T8">'2'</text:span></text:span><text:span text:style-name="Source_20_Text"><text:span text:style-name="T5">, </text:span></text:span><text:span text:style-name="Source_20_Text"><text:span text:style-name="T8">'3'</text:span></text:span><text:span text:style-name="Source_20_Text"><text:span text:style-name="T5">, </text:span></text:span><text:span text:style-name="Source_20_Text"><text:span text:style-name="T8">'4'</text:span></text:span><text:span text:style-name="Source_20_Text"><text:span text:style-name="T5">]</text:span></text:span></text:p>
      <text:p text:style-name="P7">Redondear un flotante con x número de decimales:</text:p>
      <text:p text:style-name="P5"><text:span text:style-name="Source_20_Text"><text:span text:style-name="T10">&gt;&gt;&gt; </text:span></text:span><text:span text:style-name="Source_20_Text"><text:span text:style-name="T5">round(6.3243, 1)</text:span></text:span></text:p>
      <text:p text:style-name="P5"><text:span text:style-name="Source_20_Text"><text:span text:style-name="T6"><text:s/></text:span></text:span><text:span text:style-name="Source_20_Text"><text:span text:style-name="T5">6.3</text:span></text:span></text:p>
      <text:p text:style-name="P7">Generar un rango en una lista (esto es mágico):</text:p>
      <text:p text:style-name="P5"><text:span text:style-name="Source_20_Text"><text:span text:style-name="T6"><text:s/></text:span></text:span><text:span text:style-name="Source_20_Text"><text:span text:style-name="T5">&gt;&gt;&gt; range(5) </text:span></text:span></text:p>
      <text:p text:style-name="P5"><text:span text:style-name="Source_20_Text"><text:span text:style-name="T6"><text:s/></text:span></text:span><text:span text:style-name="Source_20_Text"><text:span text:style-name="T5">[0, 1, 2, 3, 4]</text:span></text:span></text:p>
      <text:p text:style-name="P7">Sumar un conjunto:</text:p>
      <text:p text:style-name="P5"><text:span text:style-name="Source_20_Text"><text:span text:style-name="T6"><text:s/></text:span></text:span><text:span text:style-name="Source_20_Text"><text:span text:style-name="T5">&gt;&gt;&gt; sum([1, 2, 4]) </text:span></text:span></text:p>
      <text:p text:style-name="P5"><text:span text:style-name="Source_20_Text"><text:span text:style-name="T6"><text:s/></text:span></text:span><text:span text:style-name="Source_20_Text"><text:span text:style-name="T5">7</text:span></text:span></text:p>
      <text:p text:style-name="P7">Organizar un conjunto:</text:p>
      <text:p text:style-name="P5"><text:span text:style-name="Source_20_Text"><text:span text:style-name="T6"><text:s/></text:span></text:span><text:span text:style-name="Source_20_Text"><text:span text:style-name="T5">&gt;&gt;&gt; sorted([5, 2, 1]) </text:span></text:span></text:p>
      <text:p text:style-name="P5"><text:span text:style-name="Source_20_Text"><text:span text:style-name="T6"><text:s/></text:span></text:span><text:span text:style-name="Source_20_Text"><text:span text:style-name="T5">[1, 2, 5]</text:span></text:span></text:p>
      <text:p text:style-name="P7">Conocer los comandos que le puedes aplicar a x tipo de datos:</text:p>
      <text:p text:style-name="P5"><text:span text:style-name="Source_20_Text"><text:span text:style-name="T6"><text:s/></text:span></text:span><text:span text:style-name="Source_20_Text"><text:span text:style-name="T5">&gt;&gt;&gt;Li = [5, 2, 1]</text:span></text:span></text:p>
      <text:p text:style-name="P6"><text:span text:style-name="Source_20_Text"><text:span text:style-name="T6"><text:s/></text:span></text:span><text:span text:style-name="Source_20_Text"><text:span text:style-name="T5">&gt;&gt;&gt;dir(Li)</text:span></text:span></text:p>
      <text:p text:style-name="P5"><text:span text:style-name="Source_20_Text"><text:span text:style-name="T6"><text:s/></text:span></text:span><text:span text:style-name="Source_20_Text"><text:span text:style-name="T5">&gt;&gt;&gt;[</text:span></text:span><text:span text:style-name="Source_20_Text"><text:span text:style-name="T8">'append'</text:span></text:span><text:span text:style-name="Source_20_Text"><text:span text:style-name="T5">, </text:span></text:span><text:span text:style-name="Source_20_Text"><text:span text:style-name="T8">'count'</text:span></text:span><text:span text:style-name="Source_20_Text"><text:span text:style-name="T5">, </text:span></text:span><text:span text:style-name="Source_20_Text"><text:span text:style-name="T8">'extend'</text:span></text:span><text:span text:style-name="Source_20_Text"><text:span text:style-name="T5">, </text:span></text:span><text:span text:style-name="Source_20_Text"><text:span text:style-name="T8">'index'</text:span></text:span><text:span text:style-name="Source_20_Text"><text:span text:style-name="T5">, </text:span></text:span><text:span text:style-name="Source_20_Text"><text:span text:style-name="T8">'insert'</text:span></text:span><text:span text:style-name="Source_20_Text"><text:span text:style-name="T5">, </text:span></text:span><text:span text:style-name="Source_20_Text"><text:span text:style-name="T8">'pop'</text:span></text:span><text:span text:style-name="Source_20_Text"><text:span text:style-name="T5">, </text:span></text:span><text:span text:style-name="Source_20_Text"><text:span text:style-name="T8">'remove'</text:span></text:span><text:span text:style-name="Source_20_Text"><text:span text:style-name="T5">, </text:span></text:span><text:span text:style-name="Source_20_Text"><text:span text:style-name="T8">'reverse'</text:span></text:span><text:span text:style-name="Source_20_Text"><text:span text:style-name="T5">, </text:span></text:span><text:span text:style-name="Source_20_Text"><text:span text:style-name="T8">'sort'</text:span></text:span><text:span text:style-name="Source_20_Text"><text:span text:style-name="T5">]</text:span></text:span></text:p>
      <text:p text:style-name="P6"><text:span text:style-name="Source_20_Text"><text:span text:style-name="T6"><text:s/></text:span></text:span></text:p>
      <text:p text:style-name="P8"><text:soft-page-break/>‘<text:span text:style-name="T1">append’, ‘count’, ‘extend’, ‘index’, ‘insert’, ‘pop’, ‘remove’, ‘reverse’, ‘sort’ son posibles comandos que puedes aplicar a una lista.</text:span></text:p>
      <text:p text:style-name="P7">Información sobre una función o librería:</text:p>
      <text:p text:style-name="P5"><text:span text:style-name="Source_20_Text"><text:span text:style-name="T6"><text:s/></text:span></text:span><text:span text:style-name="Source_20_Text"><text:span text:style-name="T5">&gt;&gt;&gt; help(sorted) </text:span></text:span></text:p>
      <text:p text:style-name="P6"><text:span text:style-name="Source_20_Text"><text:span text:style-name="T6"><text:s/></text:span></text:span><text:span text:style-name="Source_20_Text"><text:span text:style-name="T5">(Aparecerá la documentación de la función sorted)</text:span></text:span></text:p>
      <text:h text:style-name="P1" text:outline-level="1">Clases</text:h>
      <text:p text:style-name="P9"><text:span text:style-name="T2">Clases es uno de los conceptos con más definiciones en la programación, pero en resumen sólo son la representación de un objeto. Para definir la clase usas </text:span><text:span text:style-name="Emphasis"><text:span text:style-name="T2">class</text:span></text:span><text:span text:style-name="T2"> y el nombre. En caso de tener parámetros los pones entre paréntesis.</text:span></text:p>
      <text:p text:style-name="P9"><text:span text:style-name="T2">Para crear un constructor haces una función dentro de la clase con el nombre </text:span><text:span text:style-name="Strong_20_Emphasis"><text:span text:style-name="T2">init</text:span></text:span><text:span text:style-name="T2"> y de parámetros self (significa su clase misma), nombre_r y edad_r:</text:span></text:p>
      <text:p text:style-name="P5"><text:span text:style-name="Source_20_Text"><text:span text:style-name="T6"><text:s/></text:span></text:span><text:span text:style-name="Source_20_Text"><text:span text:style-name="T5">&gt;&gt;&gt; </text:span></text:span><text:span text:style-name="Source_20_Text"><text:span text:style-name="T4">class</text:span></text:span><text:span text:style-name="Source_20_Text"><text:span text:style-name="T5"> </text:span></text:span><text:span text:style-name="Source_20_Text"><text:span text:style-name="T11">Estudiante</text:span></text:span><text:span text:style-name="Source_20_Text"><text:span text:style-name="T5">(object): </text:span></text:span></text:p>
      <text:p text:style-name="P5"><text:span text:style-name="Source_20_Text"><text:span text:style-name="T6"><text:s/></text:span></text:span><text:span text:style-name="Source_20_Text"><text:span text:style-name="T5">... <text:s text:c="3"/></text:span></text:span><text:span text:style-name="Source_20_Text"><text:span text:style-name="T4">def</text:span></text:span><text:span text:style-name="Source_20_Text"><text:span text:style-name="T5"> </text:span></text:span><text:span text:style-name="Source_20_Text"><text:span text:style-name="T9">__init__</text:span></text:span><text:span text:style-name="Source_20_Text"><text:span text:style-name="T5">(self,nombre_r,edad_r): </text:span></text:span></text:p>
      <text:p text:style-name="P6"><text:span text:style-name="Source_20_Text"><text:span text:style-name="T6"><text:s/></text:span></text:span><text:span text:style-name="Source_20_Text"><text:span text:style-name="T5">... <text:s text:c="11"/>self.nombre = nombre_r </text:span></text:span></text:p>
      <text:p text:style-name="P6"><text:span text:style-name="Source_20_Text"><text:span text:style-name="T6"><text:s/></text:span></text:span><text:span text:style-name="Source_20_Text"><text:span text:style-name="T5">... <text:s text:c="11"/>self.edad = edad_r </text:span></text:span></text:p>
      <text:p text:style-name="P6"><text:span text:style-name="Source_20_Text"><text:span text:style-name="T6"><text:s/></text:span></text:span><text:span text:style-name="Source_20_Text"><text:span text:style-name="T5">...</text:span></text:span></text:p>
      <text:p text:style-name="P5"><text:span text:style-name="Source_20_Text"><text:span text:style-name="T6"><text:s/></text:span></text:span><text:span text:style-name="Source_20_Text"><text:span text:style-name="T5">... <text:s text:c="3"/></text:span></text:span><text:span text:style-name="Source_20_Text"><text:span text:style-name="T4">def</text:span></text:span><text:span text:style-name="Source_20_Text"><text:span text:style-name="T5"> </text:span></text:span><text:span text:style-name="Source_20_Text"><text:span text:style-name="T9">hola</text:span></text:span><text:span text:style-name="Source_20_Text"><text:span text:style-name="T5">(self): </text:span></text:span></text:p>
      <text:p text:style-name="P5"><text:span text:style-name="Source_20_Text"><text:span text:style-name="T6"><text:s/></text:span></text:span><text:span text:style-name="Source_20_Text"><text:span text:style-name="T5">... <text:s text:c="11"/></text:span></text:span><text:span text:style-name="Source_20_Text"><text:span text:style-name="T4">return</text:span></text:span><text:span text:style-name="Source_20_Text"><text:span text:style-name="T5"> </text:span></text:span><text:span text:style-name="Source_20_Text"><text:span text:style-name="T8">"Mi nombre es %s y tengo %i"</text:span></text:span><text:span text:style-name="Source_20_Text"><text:span text:style-name="T5"> % (self.nombre, self.edad) </text:span></text:span></text:p>
      <text:p text:style-name="P6"><text:span text:style-name="Source_20_Text"><text:span text:style-name="T6"><text:s/></text:span></text:span><text:span text:style-name="Source_20_Text"><text:span text:style-name="T5">... </text:span></text:span></text:p>
      <text:p text:style-name="P5"><text:span text:style-name="Source_20_Text"><text:span text:style-name="T6"><text:s/></text:span></text:span><text:span text:style-name="Source_20_Text"><text:span text:style-name="T5">&gt;&gt;&gt; e = Estudiante(“Arturo”, 21) </text:span></text:span></text:p>
      <text:p text:style-name="P5"><text:span text:style-name="Source_20_Text"><text:span text:style-name="T6"><text:s/></text:span></text:span><text:span text:style-name="Source_20_Text"><text:span text:style-name="T5">&gt;&gt;&gt; </text:span></text:span><text:span text:style-name="Source_20_Text"><text:span text:style-name="T4">print</text:span></text:span><text:span text:style-name="Source_20_Text"><text:span text:style-name="T5"> e.hola() </text:span></text:span></text:p>
      <text:p text:style-name="P5"><text:span text:style-name="Source_20_Text"><text:span text:style-name="T6"><text:s/></text:span></text:span><text:span text:style-name="Source_20_Text"><text:span text:style-name="T5">Mi nombre es Arturo y tengo 21</text:span></text:span></text:p>
      <text:p text:style-name="P7">Lo que hicimos en las dos últimas líneas fue:</text:p>
      <text:p text:style-name="P7">1. En la variable e llamamos la clase Estudiante y le pasamos la cadena “Arturo” y el entero 21.</text:p>
      <text:p text:style-name="P7">2. Imprimimos la función hola() dentro de la variable e (a la que anteriormente habíamos pasado la clase).</text:p>
      <text:p text:style-name="P7">Y por eso se imprime la cadena “Mi nombre es Arturo y tengo 21”</text:p>
      <text:h text:style-name="P1" text:outline-level="1"><text:soft-page-break/>Métodos especiales</text:h>
      <text:p text:style-name="P9"><text:span text:style-name="Strong_20_Emphasis"><text:span text:style-name="T2">cmp</text:span></text:span><text:span text:style-name="T2">(self,otro)<text:line-break/>Método llamado cuando utilizas los operadores de comparación para comprobar si tu objeto es menor, mayor o igual al objeto pasado como parámetro.</text:span></text:p>
      <text:p text:style-name="P9"><text:span text:style-name="Strong_20_Emphasis"><text:span text:style-name="T2">len</text:span></text:span><text:span text:style-name="T2">(self)<text:line-break/>Método llamado para comprobar la longitud del objeto. Lo usas, por ejemplo, cuando llamas la función len(obj) sobre nuestro código. Como es de suponer el método te debe devolver la longitud del objeto.</text:span></text:p>
      <text:p text:style-name="P9"><text:span text:style-name="Strong_20_Emphasis"><text:span text:style-name="T2">init</text:span></text:span><text:span text:style-name="T2">(self,otro)<text:line-break/>Es un constructor de nuestra clase, es decir, es un “método especial” que llamas automáticamente cuando creas un objeto.</text:span></text:p>
      <text:h text:style-name="P1" text:outline-level="1">Condicionales IF</text:h>
      <text:p text:style-name="P7">Los condicionales tienen la siguiente estructura. Ten en cuenta que lo que contiene los paréntesis es la comparación que debe cumplir para que los elementos se cumplan.</text:p>
      <text:p text:style-name="P5"><text:span text:style-name="Source_20_Text"><text:span text:style-name="T6"><text:s/></text:span></text:span><text:span text:style-name="Source_20_Text"><text:span text:style-name="T4">if</text:span></text:span><text:span text:style-name="Source_20_Text"><text:span text:style-name="T5"> ( a &gt; b ):</text:span></text:span></text:p>
      <text:p text:style-name="P6"><text:span text:style-name="Source_20_Text"><text:span text:style-name="T6"><text:s text:c="8"/></text:span></text:span><text:span text:style-name="Source_20_Text"><text:span text:style-name="T5">elementos </text:span></text:span></text:p>
      <text:p text:style-name="P5"><text:span text:style-name="Source_20_Text"><text:span text:style-name="T6"><text:s/></text:span></text:span><text:span text:style-name="Source_20_Text"><text:span text:style-name="T4">elif</text:span></text:span><text:span text:style-name="Source_20_Text"><text:span text:style-name="T5"> ( a == b ): </text:span></text:span></text:p>
      <text:p text:style-name="P6"><text:span text:style-name="Source_20_Text"><text:span text:style-name="T6"><text:s text:c="8"/></text:span></text:span><text:span text:style-name="Source_20_Text"><text:span text:style-name="T5">elementos </text:span></text:span></text:p>
      <text:p text:style-name="P5"><text:span text:style-name="Source_20_Text"><text:span text:style-name="T6"><text:s/></text:span></text:span><text:span text:style-name="Source_20_Text"><text:span text:style-name="T4">else</text:span></text:span><text:span text:style-name="Source_20_Text"><text:span text:style-name="T5">:</text:span></text:span></text:p>
      <text:p text:style-name="P6"><text:span text:style-name="Source_20_Text"><text:span text:style-name="T6"><text:s text:c="8"/></text:span></text:span><text:span text:style-name="Source_20_Text"><text:span text:style-name="T5">elementos</text:span></text:span></text:p>
      <text:h text:style-name="P1" text:outline-level="1">Bucle FOR</text:h>
      <text:p text:style-name="P7">El bucle de for lo puedes usar de la siguiente forma: recorres una cadena o lista a la cual va a tomar el elemento en cuestión con la siguiente estructura:</text:p>
      <text:p text:style-name="P5"><text:span text:style-name="Source_20_Text"><text:span text:style-name="T6"><text:s/></text:span></text:span><text:span text:style-name="Source_20_Text"><text:span text:style-name="T4">for</text:span></text:span><text:span text:style-name="Source_20_Text"><text:span text:style-name="T5"> i </text:span></text:span><text:span text:style-name="Source_20_Text"><text:span text:style-name="T4">in</text:span></text:span><text:span text:style-name="Source_20_Text"><text:span text:style-name="T5"> ____:</text:span></text:span></text:p>
      <text:p text:style-name="P6"><text:span text:style-name="Source_20_Text"><text:span text:style-name="T6"><text:s text:c="8"/></text:span></text:span><text:span text:style-name="Source_20_Text"><text:span text:style-name="T5">elementos</text:span></text:span></text:p>
      <text:p text:style-name="P7">Ejemplo:</text:p>
      <text:p text:style-name="P5"><text:span text:style-name="Source_20_Text"><text:span text:style-name="T6"><text:s/></text:span></text:span><text:span text:style-name="Source_20_Text"><text:span text:style-name="T4">for</text:span></text:span><text:span text:style-name="Source_20_Text"><text:span text:style-name="T5"> i </text:span></text:span><text:span text:style-name="Source_20_Text"><text:span text:style-name="T4">in</text:span></text:span><text:span text:style-name="Source_20_Text"><text:span text:style-name="T5"> range(10):</text:span></text:span></text:p>
      <text:p text:style-name="P5"><text:soft-page-break/><text:span text:style-name="Source_20_Text"><text:span text:style-name="T6"><text:s text:c="8"/></text:span></text:span><text:span text:style-name="Source_20_Text"><text:span text:style-name="T4">print</text:span></text:span><text:span text:style-name="Source_20_Text"><text:span text:style-name="T5"> i</text:span></text:span></text:p>
      <text:p text:style-name="P9"><text:span text:style-name="T2">En este caso recorrerá una lista de diez elementos, es decir el _print i _de ejecutar diez veces. Ahora i va a tomar cada valor de la lista, entonces este for imprimirá los números del 0 al 9 (recordar que en un </text:span><text:span text:style-name="Emphasis"><text:span text:style-name="T2">range</text:span></text:span><text:span text:style-name="T2"> vas hasta el número puesto -1).</text:span></text:p>
      <text:h text:style-name="P1" text:outline-level="1">Bucle WHILE</text:h>
      <text:p text:style-name="P7">En este caso while tiene una condición que determina hasta cuándo se ejecutará. O sea que dejará de ejecutarse en el momento en que la condición deje de ser cierta. La estructura de un while es la siguiente:</text:p>
      <text:p text:style-name="P5"><text:span text:style-name="Source_20_Text"><text:span text:style-name="T6"><text:s/></text:span></text:span><text:span text:style-name="Source_20_Text"><text:span text:style-name="T4">while</text:span></text:span><text:span text:style-name="Source_20_Text"><text:span text:style-name="T5"> (condición):</text:span></text:span></text:p>
      <text:p text:style-name="P6"><text:span text:style-name="Source_20_Text"><text:span text:style-name="T6"><text:s text:c="8"/></text:span></text:span><text:span text:style-name="Source_20_Text"><text:span text:style-name="T5">elementos</text:span></text:span></text:p>
      <text:p text:style-name="P7">Ejemplo:</text:p>
      <text:p text:style-name="P5"><text:span text:style-name="Source_20_Text"><text:span text:style-name="T6"><text:s/></text:span></text:span><text:span text:style-name="Source_20_Text"><text:span text:style-name="T5">&gt;&gt;&gt; x = 0 </text:span></text:span></text:p>
      <text:p text:style-name="P5"><text:span text:style-name="Source_20_Text"><text:span text:style-name="T6"><text:s/></text:span></text:span><text:span text:style-name="Source_20_Text"><text:span text:style-name="T5">&gt;&gt;&gt; </text:span></text:span><text:span text:style-name="Source_20_Text"><text:span text:style-name="T4">while</text:span></text:span><text:span text:style-name="Source_20_Text"><text:span text:style-name="T5"> x &lt; 10: </text:span></text:span></text:p>
      <text:p text:style-name="P5"><text:span text:style-name="Source_20_Text"><text:span text:style-name="T6"><text:s/></text:span></text:span><text:span text:style-name="Source_20_Text"><text:span text:style-name="T5">... <text:s text:c="3"/></text:span></text:span><text:span text:style-name="Source_20_Text"><text:span text:style-name="T4">print</text:span></text:span><text:span text:style-name="Source_20_Text"><text:span text:style-name="T5"> x </text:span></text:span></text:p>
      <text:p text:style-name="P5"><text:span text:style-name="Source_20_Text"><text:span text:style-name="T6"><text:s/></text:span></text:span><text:span text:style-name="Source_20_Text"><text:span text:style-name="T5">... <text:s text:c="3"/>x += 1</text:span></text:span></text:p>
      <text:p text:style-name="P7">En este ejemplo preguntará si es menor que diez. Dado que es menor imprimirá x y luego sumará una unidad a x. Luego x es 1 y como sigue siendo menor a diez se seguirá ejecutando, y así sucesivamente hasta que x llegue a ser mayor o igual a 10.</text:p>
      <text:h text:style-name="P1" text:outline-level="1">Cómo seguir</text:h>
      <text:p text:style-name="P7">No te preocupes si en este punto no entiendes algunos de estos conceptos, sigue con el curso donde vamos a realizar ejercicios que te ayuden a comprender y poder aplicar cada una de las características de Python.</text:p>
      <text:p text:style-name="P7">Adelante!</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Inconsolata" svg:font-family="Inconsolata, Menlo, Consolas, monospace"/>
    <style:font-face style:name="Lato" svg:font-family="Lato, sans-serif, Aria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CO"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CO"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8-07T18:45:07.659284330</meta:creation-date>
    <dc:date>2020-08-07T18:45:58.922234877</dc:date>
    <meta:editing-duration>PT56S</meta:editing-duration>
    <meta:editing-cycles>1</meta:editing-cycles>
    <meta:document-statistic meta:table-count="0" meta:image-count="0" meta:object-count="0" meta:page-count="9" meta:paragraph-count="182" meta:word-count="1605" meta:character-count="9486" meta:non-whitespace-character-count="7874"/>
    <meta:generator>LibreOffice/6.4.4.2$Linux_X86_64 LibreOffice_project/40$Build-2</meta:generator>
  </office:meta>
</office:document-meta>
</file>